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135.01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90.74pt"/>
    </style:style>
    <style:style style:name="co10" style:family="table-column">
      <style:table-column-properties fo:break-before="auto" style:column-width="57.7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air_5f_term_5f_mfg_5f_specs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r_term_mfg_spe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ct_dim_in</text:p>
          </table:table-cell>
          <table:table-cell office:value-type="string" calcext:value-type="string">
            <text:p>duct_area_sqft</text:p>
          </table:table-cell>
          <table:table-cell office:value-type="string" calcext:value-type="string">
            <text:p>duct_area_type</text:p>
          </table:table-cell>
          <table:table-cell office:value-type="string" calcext:value-type="string">
            <text:p>throw_direction</text:p>
          </table:table-cell>
          <table:table-cell office:value-type="string" calcext:value-type="string">
            <text:p>velocity_fpm</text:p>
          </table:table-cell>
          <table:table-cell office:value-type="string" calcext:value-type="string">
            <text:p>velocity_type</text:p>
          </table:table-cell>
          <table:table-cell office:value-type="string" calcext:value-type="string">
            <text:p>pressure_loss</text:p>
          </table:table-cell>
          <table:table-cell office:value-type="string" calcext:value-type="string">
            <text:p>terminal_velocity</text:p>
          </table:table-cell>
          <table:table-cell office:value-type="string" calcext:value-type="string">
            <text:p>cfm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c</text:p>
          </table:table-cell>
          <table:table-cell table:number-columns-repeated="100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ce</text:p>
          </table:table-cell>
          <table:table-cell office:value-type="float" office:value="0.006" calcext:value-type="float">
            <text:p>0.00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ce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face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5.5" calcext:value-type="float">
            <text:p>15.5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ace</text:p>
          </table:table-cell>
          <table:table-cell office:value-type="float" office:value="0.062" calcext:value-type="float">
            <text:p>0.062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ce</text:p>
          </table:table-cell>
          <table:table-cell office:value-type="float" office:value="0.006" calcext:value-type="float">
            <text:p>0.00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ce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face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ace</text:p>
          </table:table-cell>
          <table:table-cell office:value-type="float" office:value="0.062" calcext:value-type="float">
            <text:p>0.06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ce</text:p>
          </table:table-cell>
          <table:table-cell office:value-type="float" office:value="0.006" calcext:value-type="float">
            <text:p>0.00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ce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face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2</text:p>
          </table:table-cell>
          <table:table-cell table:formula="of:=4*12/144" office:value-type="float" office:value="0.333333333333333" calcext:value-type="float">
            <text:p>0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ace</text:p>
          </table:table-cell>
          <table:table-cell office:value-type="float" office:value="0.062" calcext:value-type="float">
            <text:p>0.062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195" calcext:value-type="float">
            <text:p>0.195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ce</text:p>
          </table:table-cell>
          <table:table-cell office:value-type="float" office:value="0.006" calcext:value-type="float">
            <text:p>0.00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ce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face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ertical diffuser</text:p>
          </table:table-cell>
          <table:table-cell office:value-type="string" calcext:value-type="string">
            <text:p>4x14</text:p>
          </table:table-cell>
          <table:table-cell table:formula="of:=4*14/144" office:value-type="float" office:value="0.388888888888889" calcext:value-type="float">
            <text:p>0.3888888889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ace</text:p>
          </table:table-cell>
          <table:table-cell office:value-type="float" office:value="0.062" calcext:value-type="float">
            <text:p>0.062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face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face</text:p>
          </table:table-cell>
          <table:table-cell office:value-type="float" office:value="0.011" calcext:value-type="float">
            <text:p>0.0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face</text:p>
          </table:table-cell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face</text:p>
          </table:table-cell>
          <table:table-cell office:value-type="float" office:value="0.032" calcext:value-type="float">
            <text:p>0.03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face</text:p>
          </table:table-cell>
          <table:table-cell office:value-type="float" office:value="0.045" calcext:value-type="float">
            <text:p>0.04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face</text:p>
          </table:table-cell>
          <table:table-cell office:value-type="float" office:value="0.064" calcext:value-type="float">
            <text:p>0.064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4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face</text:p>
          </table:table-cell>
          <table:table-cell office:value-type="float" office:value="0.082" calcext:value-type="float">
            <text:p>0.0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face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face</text:p>
          </table:table-cell>
          <table:table-cell office:value-type="float" office:value="0.014" calcext:value-type="float">
            <text:p>0.01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face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face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face</text:p>
          </table:table-cell>
          <table:table-cell office:value-type="float" office:value="0.078" calcext:value-type="float">
            <text:p>0.078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2.25x12</text:p>
          </table:table-cell>
          <table:table-cell table:formula="of:=2.25*14/144" office:value-type="float" office:value="0.21875" calcext:value-type="float">
            <text:p>0.2187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face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core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core</text:p>
          </table:table-cell>
          <table:table-cell office:value-type="float" office:value="0.012" calcext:value-type="float">
            <text:p>0.01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core</text:p>
          </table:table-cell>
          <table:table-cell office:value-type="float" office:value="0.021" calcext:value-type="float">
            <text:p>0.0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core</text:p>
          </table:table-cell>
          <table:table-cell office:value-type="float" office:value="0.031" calcext:value-type="float">
            <text:p>0.03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core</text:p>
          </table:table-cell>
          <table:table-cell office:value-type="float" office:value="0.043" calcext:value-type="float">
            <text:p>0.043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58" calcext:value-type="float">
            <text:p>0.05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core</text:p>
          </table:table-cell>
          <table:table-cell office:value-type="float" office:value="0.072" calcext:value-type="float">
            <text:p>0.072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6.5" calcext:value-type="float">
            <text:p>16.5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seboard</text:p>
          </table:table-cell>
          <table:table-cell office:value-type="string" calcext:value-type="string">
            <text:p>48x1.125</text:p>
          </table:table-cell>
          <table:table-cell table:formula="of:=48*1.125/144" office:value-type="float" office:value="0.375" calcext:value-type="float">
            <text:p>0.375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core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r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8d</text:p>
          </table:table-cell>
          <table:table-cell table:formula="of:=PI()*(8/2)^2/144" office:value-type="float" office:value="0.349065850398866" calcext:value-type="float">
            <text:p>0.3490658504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75" calcext:value-type="float">
            <text:p>0.075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r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8d</text:p>
          </table:table-cell>
          <table:table-cell table:formula="of:=PI()*(8/2)^2/144" office:value-type="float" office:value="0.349065850398866" calcext:value-type="float">
            <text:p>0.3490658504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101" calcext:value-type="float">
            <text:p>0.101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8d</text:p>
          </table:table-cell>
          <table:table-cell table:formula="of:=PI()*(8/2)^2/144" office:value-type="float" office:value="0.349065850398866" calcext:value-type="float">
            <text:p>0.3490658504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54" calcext:value-type="float">
            <text:p>0.054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8d</text:p>
          </table:table-cell>
          <table:table-cell table:formula="of:=PI()*(8/2)^2/144" office:value-type="float" office:value="0.349065850398866" calcext:value-type="float">
            <text:p>0.3490658504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73" calcext:value-type="float">
            <text:p>0.073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r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16d</text:p>
          </table:table-cell>
          <table:table-cell table:formula="of:=PI()*(16/2)^2/144" office:value-type="float" office:value="1.39626340159546" calcext:value-type="float">
            <text:p>1.3962634016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76" calcext:value-type="float">
            <text:p>0.076</text:p>
          </table:table-cell>
          <table:table-cell office:value-type="float" office:value="100" calcext:value-type="float">
            <text:p>10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r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16d</text:p>
          </table:table-cell>
          <table:table-cell table:formula="of:=PI()*(16/2)^2/144" office:value-type="float" office:value="1.39626340159546" calcext:value-type="float">
            <text:p>1.3962634016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102" calcext:value-type="float">
            <text:p>0.102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15d</text:p>
          </table:table-cell>
          <table:table-cell table:formula="of:=PI()*(15/2)^2/144" office:value-type="float" office:value="1.22718463030851" calcext:value-type="float">
            <text:p>1.2271846303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ceiling diffuser</text:p>
          </table:table-cell>
          <table:table-cell office:value-type="string" calcext:value-type="string">
            <text:p>15d</text:p>
          </table:table-cell>
          <table:table-cell table:formula="of:=PI()*(15/2)^2/144" office:value-type="float" office:value="1.22718463030851" calcext:value-type="float">
            <text:p>1.2271846303</text:p>
          </table:table-cell>
          <table:table-cell office:value-type="string" calcext:value-type="string">
            <text:p>face</text:p>
          </table:table-cell>
          <table:table-cell office:value-type="float" office:value="360" calcext:value-type="float">
            <text:p>3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55" calcext:value-type="float">
            <text:p>0.055</text:p>
          </table:table-cell>
          <table:table-cell office:value-type="float" office:value="100" calcext:value-type="float">
            <text:p>10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-302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12x12</text:p>
          </table:table-cell>
          <table:table-cell table:formula="of:=12*12/144"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2-way-0-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67" calcext:value-type="float">
            <text:p>0.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-302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12x12</text:p>
          </table:table-cell>
          <table:table-cell table:formula="of:=12*12/144"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2-way-0-1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75" calcext:value-type="float">
            <text:p>7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67" calcext:value-type="float">
            <text:p>0.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-303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10x10</text:p>
          </table:table-cell>
          <table:table-cell table:formula="of:=10*10/144" office:value-type="float" office:value="0.694444444444444" calcext:value-type="float">
            <text:p>0.694444444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3-way-0-90-1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0.016" calcext:value-type="float">
            <text:p>0.016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52" calcext:value-type="float">
            <text:p>0.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-303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10x10</text:p>
          </table:table-cell>
          <table:table-cell table:formula="of:=10*10/144" office:value-type="float" office:value="0.694444444444444" calcext:value-type="float">
            <text:p>0.694444444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3-way-0-90-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252" calcext:value-type="float">
            <text:p>0.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-303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10x10</text:p>
          </table:table-cell>
          <table:table-cell table:formula="of:=10*10/144" office:value-type="float" office:value="0.694444444444444" calcext:value-type="float">
            <text:p>0.694444444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3-way-0-90-1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2" calcext:value-type="float">
            <text:p>0.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-typ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14x6</text:p>
          </table:table-cell>
          <table:table-cell table:formula="of:=14*6/144" office:value-type="float" office:value="0.583333333333333" calcext:value-type="float">
            <text:p>0.583333333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2-way-0-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e</text:p>
          </table:table-cell>
          <table:table-cell office:value-type="float" office:value="0.022" calcext:value-type="float">
            <text:p>0.022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-typ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14x6</text:p>
          </table:table-cell>
          <table:table-cell table:formula="of:=14*6/144" office:value-type="float" office:value="0.583333333333333" calcext:value-type="float">
            <text:p>0.583333333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2-way-0-1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ce</text:p>
          </table:table-cell>
          <table:table-cell office:value-type="float" office:value="0.031" calcext:value-type="float">
            <text:p>0.031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22x12</text:p>
          </table:table-cell>
          <table:table-cell table:formula="of:=22*12/144" office:value-type="float" office:value="1.83333333333333" calcext:value-type="float">
            <text:p>1.8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20x16</text:p>
          </table:table-cell>
          <table:table-cell table:formula="of:=20*16/144" office:value-type="float" office:value="2.22222222222222" calcext:value-type="float">
            <text:p>2.2222222222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8x12</text:p>
          </table:table-cell>
          <table:table-cell table:formula="of:=18*12/144" office:value-type="float" office:value="1.5" calcext:value-type="float">
            <text:p>1.5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22x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20x16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8x12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30x16</text:p>
          </table:table-cell>
          <table:table-cell table:formula="of:=30*16/144" office:value-type="float" office:value="3.33333333333333" calcext:value-type="float">
            <text:p>3.3333333333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244" calcext:value-type="float">
            <text:p>12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32x20</text:p>
          </table:table-cell>
          <table:table-cell table:formula="of:=32*20/144" office:value-type="float" office:value="4.44444444444444" calcext:value-type="float">
            <text:p>4.4444444444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716" calcext:value-type="float">
            <text:p>17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32x2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716" calcext:value-type="float">
            <text:p>17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ore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ore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ore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ore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ore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ore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ore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ore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ore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core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core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core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core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ore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4x1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ore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ore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R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16x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or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ore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1280" calcext:value-type="float">
            <text:p>128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 area</text:p>
          </table:table-cell>
          <table:table-cell office:value-type="string" calcext:value-type="string">
            <text:p>fpm</text:p>
          </table:table-cell>
          <table:table-cell office:value-type="string" calcext:value-type="string">
            <text:p>velo press</text:p>
          </table:table-cell>
          <table:table-cell table:style-name="ce1" office:value-type="string" calcext:value-type="string" table:number-columns-spanned="3" table:number-rows-spanned="1">
            <text:p>vane settings/total pressure</text:p>
          </table:table-cell>
          <table:covered-table-cell table:number-columns-repeated="2" table:style-name="ce2"/>
          <table:table-cell office:value-type="string" calcext:value-type="string">
            <text:p>cfm</text:p>
          </table:table-cell>
          <table:table-cell office:value-type="string" calcext:value-type="string">
            <text:p>nc</text:p>
          </table:table-cell>
          <table:table-cell table:style-name="ce1" office:value-type="string" calcext:value-type="string" table:number-columns-spanned="3" table:number-rows-spanned="1">
            <text:p>throw - 100 fpm term velo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throw - 50 fpm term velo</text:p>
          </table:table-cell>
          <table:covered-table-cell table:number-columns-repeated="2" table:style-name="ce2"/>
          <table:table-cell table:number-columns-repeated="4"/>
          <table:table-cell office:value-type="string" calcext:value-type="string">
            <text:p>throw 100</text:p>
          </table:table-cell>
          <table:table-cell table:number-columns-repeated="2"/>
          <table:table-cell office:value-type="string" calcext:value-type="string">
            <text:p>total pressure</text:p>
          </table:table-cell>
          <table:table-cell/>
          <table:table-cell office:value-type="string" calcext:value-type="string">
            <text:p>velo pressure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cfm</text:p>
          </table:table-cell>
          <table:table-cell table:style-name="ce3" office:value-type="string" calcext:value-type="string">
            <text:p>fpm</text:p>
          </table:table-cell>
          <table:table-cell table:style-name="ce3"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x4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style-name="ce4" table:formula="of:=([.P3]-0.2268)/0.2197" office:value-type="float" office:value="909.299954483386" calcext:value-type="float">
            <text:p>909</text:p>
          </table:table-cell>
          <table:table-cell table:style-name="ce4" table:formula="of:=30.179*LN([.Q3])-177.93" office:value-type="float" office:value="27.669719509312" calcext:value-type="float">
            <text:p>28</text:p>
          </table:table-cell>
          <table:table-cell table:style-name="ce4" table:formula="of:=10.485*LN([.Q3])-52.847" office:value-type="float" office:value="18.5838976127485" calcext:value-type="float">
            <text:p>19</text:p>
          </table:table-cell>
          <table:table-cell table:style-name="ce4" table:formula="of:=8.1996*LN([.Q3])-40.906" office:value-type="float" office:value="14.9552101159268" calcext:value-type="float">
            <text:p>15</text:p>
          </table:table-cell>
          <table:table-cell table:style-name="ce4" table:formula="of:=5.2086*LN([.Q3])-26.06" office:value-type="float" office:value="9.42449912310554" calcext:value-type="float">
            <text:p>9</text:p>
          </table:table-cell>
          <table:table-cell table:style-name="ce5" table:formula="of:=0.0000002*[.$Q$3]^2-0.000003*[.$Q$3]+0.0012" office:value-type="float" office:value="0.163837381581248" calcext:value-type="float">
            <text:p>0.164</text:p>
          </table:table-cell>
          <table:table-cell table:style-name="ce5" table:formula="of:=0.0000002*[.$Q$3]^2-0.000002*[.$Q$3]+0.0003" office:value-type="float" office:value="0.163846681535731" calcext:value-type="float">
            <text:p>0.164</text:p>
          </table:table-cell>
          <table:table-cell table:style-name="ce5" table:formula="of:=0.0000002*[.$Q$3]^2-0.000002*[.$Q$3]+0.0008" office:value-type="float" office:value="0.164346681535731" calcext:value-type="float">
            <text:p>0.164</text:p>
          </table:table-cell>
          <table:table-cell table:style-name="ce5" table:formula="of:=0.00000006*[.$Q$3]^2-0.000001*[.$Q$3]+0.0006" office:value-type="float" office:value="0.0493002844789259" calcext:value-type="float">
            <text:p>0.04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9" calcext:value-type="float">
            <text:p>0.0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hrow 5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" calcext:value-type="float">
            <text:p>0.0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4" table:formula="of:=12.166*LN([.$Q$3])-56.375" office:value-type="float" office:value="26.5080043258653" calcext:value-type="float">
            <text:p>27</text:p>
          </table:table-cell>
          <table:table-cell table:style-name="ce4" table:formula="of:=9.8093*LN([.$Q$3])-45.594" office:value-type="float" office:value="21.2335730999269" calcext:value-type="float">
            <text:p>21</text:p>
          </table:table-cell>
          <table:table-cell table:style-name="ce4" table:formula="of:=6.0014*LN([.$Q$3])-27.641" office:value-type="float" office:value="13.2445878810824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9" calcext:value-type="float">
            <text:p>0.149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.04" calcext:value-type="float">
            <text:p>0.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9" calcext:value-type="float">
            <text:p>0.199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62" calcext:value-type="float">
            <text:p>0.0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4" calcext:value-type="float">
            <text:p>0.204</text:p>
          </table:table-cell>
          <table:table-cell office:value-type="float" office:value="0.307" calcext:value-type="float">
            <text:p>0.30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.09" calcext:value-type="float">
            <text:p>0.0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447" calcext:value-type="float">
            <text:p>0.447</text:p>
          </table:table-cell>
          <table:table-cell office:value-type="float" office:value="265" calcext:value-type="float">
            <text:p>26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.122" calcext:value-type="float">
            <text:p>0.122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605" calcext:value-type="float">
            <text:p>0.605</text:p>
          </table:table-cell>
          <table:table-cell office:value-type="float" office:value="310" calcext:value-type="float">
            <text:p>3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.159" calcext:value-type="float">
            <text:p>0.15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23" calcext:value-type="float">
            <text:p>0.523</text:p>
          </table:table-cell>
          <table:table-cell office:value-type="float" office:value="0.788" calcext:value-type="float">
            <text:p>0.788</text:p>
          </table:table-cell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202" calcext:value-type="float">
            <text:p>0.202</text:p>
          </table:table-cell>
          <table:table-cell office:value-type="float" office:value="0.593" calcext:value-type="float">
            <text:p>0.593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J30" table:end-x="26.22pt" table:end-y="5.61pt" draw:z-index="0" draw:name="Chart 1" draw:style-name="gr1" draw:text-style-name="P1" svg:width="365.24pt" svg:height="215.97pt" svg:x="2.24pt" svg:y="14.63pt">
              <loext:p draw:notify-on-update-of-ranges="Sheet1.D3:Sheet1.D13 Sheet1.C3:Sheet1.C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string" calcext:value-type="string">
            <text:p>Pressure</text:p>
          </table:table-cell>
          <table:table-cell table:number-columns-repeated="7"/>
          <table:table-cell office:value-type="string" calcext:value-type="string">
            <text:p>CFM and NC</text:p>
          </table:table-cell>
          <table:table-cell table:number-columns-repeated="8"/>
          <table:table-cell office:value-type="string" calcext:value-type="string">
            <text:p>Throw 100</text:p>
          </table:table-cell>
          <table:table-cell table:number-columns-repeated="7"/>
          <table:table-cell office:value-type="string" calcext:value-type="string">
            <text:p>Throw 50</text:p>
          </table:table-cell>
          <table:table-cell table:number-columns-repeated="993"/>
        </table:table-row>
        <table:table-row table:style-name="ro1">
          <table:table-cell table:number-columns-repeated="10"/>
          <table:table-cell>
            <draw:frame table:end-cell-address="Sheet1.S30" table:end-x="23.98pt" table:end-y="6.35pt" draw:z-index="4" draw:name="Chart 5" draw:style-name="gr1" draw:text-style-name="P1" svg:width="401.98pt" svg:height="215.97pt" svg:x="0pt" svg:y="0.37pt">
              <loext:p draw:notify-on-update-of-ranges="Sheet1.H3:Sheet1.H13 Sheet1.C3:Sheet1.C1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Sheet1.AA30" table:end-x="27.72pt" table:end-y="10.86pt" draw:z-index="6" draw:name="Chart 7" draw:style-name="gr1" draw:text-style-name="P1" svg:width="354.73pt" svg:height="215.97pt" svg:x="3.74pt" svg:y="4.88pt">
              <loext:p draw:notify-on-update-of-ranges="Sheet1.J3:Sheet1.J13 Sheet1.C3:Sheet1.C1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Sheet1.AI30" table:end-x="23.98pt" table:end-y="12.36pt" draw:z-index="9" draw:name="Chart 10" draw:style-name="gr1" draw:text-style-name="P1" svg:width="354.73pt" svg:height="215.97pt" svg:x="0pt" svg:y="6.38pt">
              <loext:p draw:notify-on-update-of-ranges="Sheet1.O3:Sheet1.O13 Sheet1.C3:Sheet1.C13 Sheet1.N3:Sheet1.N13 Sheet1.C3:Sheet1.C13 Sheet1.M3:Sheet1.M13 Sheet1.C3:Sheet1.C13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J45" table:end-x="23.98pt" table:end-y="7.11pt" draw:z-index="1" draw:name="Chart 2" draw:style-name="gr1" draw:text-style-name="P1" svg:width="365.24pt" svg:height="215.97pt" svg:x="0pt" svg:y="1.13pt">
              <loext:p draw:notify-on-update-of-ranges="Sheet1.E3:Sheet1.E13 Sheet1.C3:Sheet1.C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number-columns-repeated="10"/>
          <table:table-cell>
            <draw:frame table:end-cell-address="Sheet1.S46" table:end-x="37.47pt" table:end-y="7.11pt" draw:z-index="5" draw:name="Chart 6" draw:style-name="gr1" draw:text-style-name="P1" svg:width="401.98pt" svg:height="215.97pt" svg:x="13.49pt" svg:y="1.13pt">
              <loext:p draw:notify-on-update-of-ranges="Sheet1.I3:Sheet1.I13 Sheet1.C3:Sheet1.C1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Sheet1.AA46" table:end-x="29.23pt" table:end-y="7.85pt" draw:z-index="7" draw:name="Chart 8" draw:style-name="gr1" draw:text-style-name="P1" svg:width="354.73pt" svg:height="215.97pt" svg:x="5.24pt" svg:y="1.87pt">
              <loext:p draw:notify-on-update-of-ranges="Sheet1.K3:Sheet1.K13 Sheet1.C3:Sheet1.C1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J60" table:end-x="28.49pt" table:end-y="10.86pt" draw:z-index="2" draw:name="Chart 3" draw:style-name="gr1" draw:text-style-name="P1" svg:width="365.24pt" svg:height="215.97pt" svg:x="4.51pt" svg:y="4.88pt">
              <loext:p draw:notify-on-update-of-ranges="Sheet1.F3:Sheet1.F13 Sheet1.C3:Sheet1.C1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>
            <draw:frame table:end-cell-address="Sheet1.AA62" table:end-x="29.23pt" table:end-y="0.37pt" draw:z-index="8" draw:name="Chart 9" draw:style-name="gr1" draw:text-style-name="P1" svg:width="354.73pt" svg:height="216pt" svg:x="5.24pt" svg:y="9.38pt">
              <loext:p draw:notify-on-update-of-ranges="Sheet1.L3:Sheet1.L13 Sheet1.C3:Sheet1.C1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J76" table:end-x="28.49pt" table:end-y="4.11pt" draw:z-index="3" draw:name="Chart 4" draw:style-name="gr1" draw:text-style-name="P1" svg:width="365.24pt" svg:height="215.97pt" svg:x="4.51pt" svg:y="13.12pt">
              <loext:p draw:notify-on-update-of-ranges="Sheet1.G3:Sheet1.G13 Sheet1.C3:Sheet1.C1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51pt 1.5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_5f_term_5f_mfg_5f_specs" style:display-name="PageStyle_air_term_mfg_spe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SIDE, TAD</meta:initial-creator>
    <meta:creation-date>2016-06-15T17:11:30</meta:creation-date>
    <dc:date>2016-06-20T12:51:35.176000000</dc:date>
    <meta:generator>LibreOffice/5.1.0.3$Windows_x86 LibreOffice_project/5e3e00a007d9b3b6efb6797a8b8e57b51ab1f737</meta:generator>
    <meta:editing-duration>PT2M13S</meta:editing-duration>
    <meta:editing-cycles>1</meta:editing-cycles>
    <meta:document-statistic meta:table-count="2" meta:cell-count="1373" meta:object-count="1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polynomial"/>
      <style:graphic-properties svg:stroke-width="0.026cm"/>
    </style:style>
    <style:style style:name="ch7" style:family="chart">
      <style:text-properties fo:color="#000000" style:text-position="0% 100%" fo:font-family="Calibri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886cm" svg:height="7.62cm" xlink:href=".." xlink:type="simple" chart:class="chart:scatter" chart:style-name="ch1">
        <chart:plot-area chart:style-name="ch2" table:cell-range-address="Sheet1.C3:Sheet1.D13" svg:x="0.257cm" svg:y="0.152cm" svg:width="12.372cm" svg:height="7.316cm">
          <chartooo:coordinate-region svg:x="1.143cm" svg:y="0.351cm" svg:width="11.114cm" svg:height="6.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3:Sheet1.D13" chart:class="chart:scatter">
            <chart:domain table:cell-range-address="Sheet1.C3:Sheet1.C13"/>
            <chart:regression-curve chart:style-name="ch6">
              <chart:equation chart:display-equation="true" chart:display-r-square="true" chart:style-name="ch7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0.006">
                <text:p>0.006</text:p>
                <draw:g>
                  <svg:desc>Sheet1.D3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0.202">
                <text:p>0.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15cm" svg:height="7.62cm" xlink:href=".." xlink:type="simple" chart:class="chart:scatter" chart:column-mapping="0 3 2 1" chart:style-name="ch1">
        <chart:legend chart:legend-position="end" svg:x="9.305cm" svg:y="4.968cm" style:legend-expansion="custom" chartooo:width="2.932cm" chartooo:height="2.552cm" style:legend-expansion-aspect-ratio="1.14890282131661" chart:style-name="ch2"/>
        <chart:plot-area chart:style-name="ch3" table:cell-range-address="Sheet1.C3:Sheet1.C13 Sheet1.M3:Sheet1.O13" svg:x="0.25cm" svg:y="0.152cm" svg:width="8.873cm" svg:height="7.316cm">
          <chartooo:coordinate-region svg:x="0.871cm" svg:y="0.351cm" svg:width="7.88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series chart:style-name="ch6" chart:values-cell-range-address="Sheet1.N3:Sheet1.N13" chart:class="chart:scatter"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series chart:style-name="ch6" chart:values-cell-range-address="Sheet1.M3:Sheet1.M13" chart:class="chart:scatter"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7">
                <text:p>7</text:p>
                <draw:g>
                  <svg:desc>Sheet1.O3:Sheet1.O13</svg:desc>
                </draw:g>
              </table:table-cell>
              <table:table-cell office:value-type="float" office:value="11">
                <text:p>11</text:p>
                <draw:g>
                  <svg:desc>Sheet1.N3:Sheet1.N13</svg:desc>
                </draw:g>
              </table:table-cell>
              <table:table-cell office:value-type="float" office:value="14">
                <text:p>14</text:p>
                <draw:g>
                  <svg:desc>Sheet1.M3:Sheet1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6cm" svg:height="7.62cm" xlink:href=".." xlink:type="simple" chart:class="chart:scatter" chart:style-name="ch1">
        <chart:legend chart:legend-position="end" svg:x="8.235cm" svg:y="3.262cm" style:legend-expansion="high" chart:style-name="ch2"/>
        <chart:plot-area chart:style-name="ch3" table:cell-range-address="Sheet1.C3:Sheet1.C13 Sheet1.E3:Sheet1.E13" svg:x="0.257cm" svg:y="0.152cm" svg:width="7.721cm" svg:height="7.316cm">
          <chartooo:coordinate-region svg:x="0.958cm" svg:y="0.352cm" svg:width="6.649cm" svg:height="6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0.017">
                <text:p>0.017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0.593">
                <text:p>0.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6cm" svg:height="7.62cm" xlink:href=".." xlink:type="simple" chart:class="chart:scatter" chart:style-name="ch1">
        <chart:legend chart:legend-position="end" svg:x="8.235cm" svg:y="3.262cm" style:legend-expansion="high" chart:style-name="ch2"/>
        <chart:plot-area chart:style-name="ch3" table:cell-range-address="Sheet1.C3:Sheet1.C13 Sheet1.F3:Sheet1.F13" svg:x="0.257cm" svg:y="0.152cm" svg:width="7.721cm" svg:height="7.316cm">
          <chartooo:coordinate-region svg:x="0.958cm" svg:y="0.351cm" svg:width="6.649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0.019">
                <text:p>0.019</text:p>
                <draw:g>
                  <svg:desc>Sheet1.F3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0.666">
                <text:p>0.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6cm" svg:height="7.62cm" xlink:href=".." xlink:type="simple" chart:class="chart:scatter" chart:style-name="ch1">
        <chart:legend chart:legend-position="end" svg:x="8.182cm" svg:y="3.262cm" style:legend-expansion="high" chart:style-name="ch2"/>
        <chart:plot-area chart:style-name="ch3" table:cell-range-address="Sheet1.C3:Sheet1.C13 Sheet1.G3:Sheet1.G13" svg:x="0.257cm" svg:y="0.152cm" svg:width="7.668cm" svg:height="7.316cm">
          <chartooo:coordinate-region svg:x="0.958cm" svg:y="0.352cm" svg:width="6.596cm" svg:height="6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0.027">
                <text:p>0.027</text:p>
                <draw:g>
                  <svg:desc>Sheet1.G3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text-properties fo:color="#000000" style:text-position="0% 100%" fo:font-family="Calibri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182cm" svg:height="7.62cm" xlink:href=".." xlink:type="simple" chart:class="chart:scatter" chart:style-name="ch1">
        <chart:plot-area chart:style-name="ch2" table:cell-range-address="Sheet1.C3:Sheet1.C13 Sheet1.H3:Sheet1.H13" svg:x="0.283cm" svg:y="0.152cm" svg:width="13.616cm" svg:height="7.316cm">
          <chartooo:coordinate-region svg:x="1.09cm" svg:y="0.351cm" svg:width="12.438cm" svg:height="6.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3:Sheet1.H13" chart:class="chart:scatter">
            <chart:domain table:cell-range-address="Sheet1.C3:Sheet1.C13"/>
            <chart:regression-curve chart:style-name="ch6">
              <chart:equation chart:display-equation="true" chart:display-r-square="true" chart:style-name="ch7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65">
                <text:p>65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182cm" svg:height="7.62cm" xlink:href=".." xlink:type="simple" chart:class="chart:scatter" chart:style-name="ch1">
        <chart:legend chart:legend-position="end" svg:x="9.531cm" svg:y="3.262cm" style:legend-expansion="high" chart:style-name="ch2"/>
        <chart:plot-area chart:style-name="ch3" table:cell-range-address="Sheet1.C3:Sheet1.C13 Sheet1.I3:Sheet1.I13" svg:x="0.283cm" svg:y="0.152cm" svg:width="8.965cm" svg:height="7.316cm">
          <chartooo:coordinate-region svg:x="0.904cm" svg:y="0.351cm" svg:width="7.972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NaN">
                <text:p>NaN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15cm" svg:height="7.62cm" xlink:href=".." xlink:type="simple" chart:class="chart:scatter" chart:style-name="ch1">
        <chart:legend chart:legend-position="end" svg:x="7.864cm" svg:y="3.262cm" style:legend-expansion="high" chart:style-name="ch2"/>
        <chart:plot-area chart:style-name="ch3" table:cell-range-address="Sheet1.C3:Sheet1.C13 Sheet1.J3:Sheet1.J13" svg:x="0.25cm" svg:y="0.152cm" svg:width="7.364cm" svg:height="7.316cm">
          <chartooo:coordinate-region svg:x="0.871cm" svg:y="0.351cm" svg:width="6.371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7">
                <text:p>7</text:p>
                <draw:g>
                  <svg:desc>Sheet1.J3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15cm" svg:height="7.62cm" xlink:href=".." xlink:type="simple" chart:class="chart:scatter" chart:style-name="ch1">
        <chart:legend chart:legend-position="end" svg:x="7.784cm" svg:y="3.262cm" style:legend-expansion="high" chart:style-name="ch2"/>
        <chart:plot-area chart:style-name="ch3" table:cell-range-address="Sheet1.C3:Sheet1.C13 Sheet1.K3:Sheet1.K13" svg:x="0.25cm" svg:y="0.152cm" svg:width="7.284cm" svg:height="7.316cm">
          <chartooo:coordinate-region svg:x="0.871cm" svg:y="0.152cm" svg:width="6.522cm" svg:height="6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6">
                <text:p>6</text:p>
                <draw:g>
                  <svg:desc>Sheet1.K3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15cm" svg:height="7.621cm" xlink:href=".." xlink:type="simple" chart:class="chart:scatter" chart:style-name="ch1">
        <chart:legend chart:legend-position="end" svg:x="7.837cm" svg:y="3.262cm" style:legend-expansion="high" chart:style-name="ch2"/>
        <chart:plot-area chart:style-name="ch3" table:cell-range-address="Sheet1.C3:Sheet1.C13 Sheet1.L3:Sheet1.L13" svg:x="0.25cm" svg:y="0.152cm" svg:width="7.337cm" svg:height="7.317cm">
          <chartooo:coordinate-region svg:x="0.686cm" svg:y="0.351cm" svg:width="6.344cm" svg:height="6.4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3" chart:class="chart:scatter">
            <chart:domain table:cell-range-address="Sheet1.C3:Sheet1.C13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3:Sheet1.C13</svg:desc>
                </draw:g>
              </table:table-cell>
              <table:table-cell office:value-type="float" office:value="4">
                <text:p>4</text:p>
                <draw:g>
                  <svg:desc>Sheet1.L3:Sheet1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